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19" table:default-cell-style-name="ce70"/>
        <table:table-column table:style-name="co4" table:number-columns-repeated="5" table:default-cell-style-name="ce70"/>
        <table:table-column table:style-name="co4" table:number-columns-repeated="99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7" table:number-rows-spanned="1">
            <text:p>Web</text:p>
          </table:table-cell>
          <table:covered-table-cell table:number-columns-repeated="6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7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7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7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7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1;5</text:p>
          </table:table-cell>
          <table:table-cell table:style-name="ce61"/>
          <table:table-cell table:number-columns-repeated="2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7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7"/>
          <table:table-cell table:number-columns-repeated="100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7"/>
          <table:table-cell table:number-columns-repeated="1003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19"/>
          <table:table-cell table:number-columns-repeated="1003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19"/>
          <table:table-cell table:number-columns-repeated="1003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19"/>
          <table:table-cell table:number-columns-repeated="1003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19"/>
          <table:table-cell table:number-columns-repeated="1003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19"/>
          <table:table-cell table:number-columns-repeated="1003"/>
        </table:table-row>
        <table:table-row table:style-name="ro5">
          <table:table-cell table:number-columns-repeated="2"/>
          <table:table-cell table:style-name="ce67" table:number-columns-repeated="19"/>
          <table:table-cell table:number-columns-repeated="1003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19"/>
          <table:table-cell table:number-columns-repeated="100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3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3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19"/>
          <table:table-cell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3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3"/>
        </table:table-row>
        <table:table-row table:style-name="ro5">
          <table:table-cell table:number-columns-repeated="2"/>
          <table:table-cell table:style-name="ce67" table:number-columns-repeated="19"/>
          <table:table-cell table:number-columns-repeated="1003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7"/>
          <table:table-cell table:number-columns-repeated="100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3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19"/>
          <table:table-cell table:number-columns-repeated="1003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19"/>
          <table:table-cell table:number-columns-repeated="1003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9"/>
          <table:table-cell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19"/>
          <table:table-cell table:number-columns-repeated="1003"/>
        </table:table-row>
        <table:table-row table:style-name="ro9">
          <table:table-cell table:number-columns-repeated="2"/>
          <table:table-cell table:style-name="ce67" table:number-columns-repeated="19"/>
          <table:table-cell table:number-columns-repeated="1003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19"/>
          <table:table-cell table:number-columns-repeated="100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7"/>
          <table:table-cell table:number-columns-repeated="1003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19"/>
          <table:table-cell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19"/>
          <table:table-cell table:number-columns-repeated="1003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19"/>
          <table:table-cell table:number-columns-repeated="1003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19"/>
          <table:table-cell table:number-columns-repeated="1003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19"/>
          <table:table-cell table:number-columns-repeated="1003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19"/>
          <table:table-cell table:number-columns-repeated="100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7"/>
          <table:table-cell table:number-columns-repeated="1003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19"/>
          <table:table-cell table:number-columns-repeated="100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7"/>
          <table:table-cell table:number-columns-repeated="1003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9"/>
          <table:table-cell table:number-columns-repeated="1003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19"/>
          <table:table-cell table:number-columns-repeated="100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9"/>
          <table:table-cell table:number-columns-repeated="1003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/>
          <table:table-cell table:style-name="ce62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table:number-columns-repeated="28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28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37" table:default-cell-style-name="ce70"/>
        <table:table-column table:style-name="co4" table:number-columns-repeated="5" table:default-cell-style-name="ce70"/>
        <table:table-column table:style-name="co4" table:number-columns-repeated="97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4" table:number-rows-spanned="1">
            <text:p>bdd</text:p>
          </table:table-cell>
          <table:covered-table-cell table:number-columns-repeated="3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7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5" office:value-type="string" calcext:value-type="string">
            <text:p>Évaluation graphe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85" office:value-type="string" calcext:value-type="string">
            <text:p>Exercices modèle relationnel</text:p>
          </table:table-cell>
          <table:table-cell table:style-name="ce85" office:value-type="string" calcext:value-type="string">
            <text:p>BDD bandes dessinées</text:p>
          </table:table-cell>
          <table:table-cell table:style-name="ce62"/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37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table:number-columns-repeated="17"/>
          <table:table-cell table:style-name="ce76" table:number-columns-repeated="40"/>
          <table:table-cell table:style-name="ce79" table:number-columns-repeated="93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83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9"/>
          <table:table-cell table:number-columns-repeated="98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6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4"/>
          <table:table-cell table:number-columns-repeated="98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39"/>
          <table:table-cell table:number-columns-repeated="98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3:01:08.173472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07T10:38:38.557388243</dc:date>
    <meta:editing-duration>P98DT17H20M11S</meta:editing-duration>
    <meta:editing-cycles>675</meta:editing-cycles>
    <meta:generator>LibreOffice/6.1.5.2$Linux_X86_64 LibreOffice_project/10$Build-2</meta:generator>
    <meta:document-statistic meta:table-count="3" meta:cell-count="709" meta:object-count="0"/>
  </office:meta>
</office:document-meta>
</file>